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language="fr" fo:country="FR"/>
    </style:style>
    <style:style style:name="P2" style:family="paragraph" style:parent-style-name="Corps">
      <style:text-properties fo:language="fr" fo:country="FR" fo:font-style="italic" style:font-style-asian="italic" style:font-style-complex="italic"/>
    </style:style>
    <style:style style:name="P3" style:family="paragraph" style:parent-style-name="Subtitle">
      <style:text-properties fo:language="fr" fo:country="FR"/>
    </style:style>
    <style:style style:name="P4" style:family="paragraph" style:parent-style-name="Heading" style:master-page-name="Standard">
      <style:paragraph-properties style:page-number="auto"/>
    </style:style>
    <style:style style:name="P5" style:family="paragraph" style:parent-style-name="Corps" style:list-style-name="L1">
      <style:text-properties fo:language="fr" fo:country="FR"/>
    </style:style>
    <style:style style:name="P6" style:family="paragraph" style:parent-style-name="Corps" style:list-style-name="WWNum2">
      <style:text-properties fo:language="fr" fo:country="FR"/>
    </style:style>
    <style:style style:name="P7" style:family="paragraph" style:parent-style-name="Corps" style:list-style-name="WWNum2">
      <style:text-properties fo:language="fr" fo:country="FR" officeooo:paragraph-rsid="0000dc14"/>
    </style:style>
    <style:style style:name="P8" style:family="paragraph" style:parent-style-name="Corps" style:list-style-name="L1">
      <style:text-properties fo:language="fr" fo:country="FR" officeooo:rsid="0000dc14" officeooo:paragraph-rsid="0000dc14"/>
    </style:style>
    <style:style style:name="P9" style:family="paragraph" style:parent-style-name="Corps" style:list-style-name="WWNum2">
      <style:text-properties fo:language="fr" fo:country="FR" officeooo:rsid="0000dc14" officeooo:paragraph-rsid="0000dc14"/>
    </style:style>
    <style:style style:name="P10" style:family="paragraph" style:parent-style-name="Corps" style:list-style-name="WWNum2"/>
    <style:style style:name="T1" style:family="text">
      <style:text-properties fo:language="fr" fo:country="FR"/>
    </style:style>
    <style:style style:name="T2" style:family="text">
      <style:text-properties fo:language="fr" fo:country="FR" officeooo:rsid="0000dc14"/>
    </style:style>
    <style:style style:name="T3" style:family="text">
      <style:text-properties fo:language="pt" fo:country="PT"/>
    </style:style>
    <style:style style:name="T4" style:family="text">
      <style:text-properties fo:language="it" fo:country="IT"/>
    </style:style>
    <style:style style:name="T5" style:family="text">
      <style:text-properties fo:language="de" fo:country="D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0dc14"/>
    </style:style>
    <style:style style:name="T8" style:family="text">
      <style:text-properties officeooo:rsid="0000dc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onditions gé</text:span>n<text:span text:style-name="T1">érales d'utilisation du </text:span><text:span text:style-name="T2">service BaBot</text:span></text:p>
      <text:p text:style-name="Corps"/>
      <text:p text:style-name="Corps"/>
      <text:p text:style-name="P3">ARTICLE 1 : Objet</text:p>
      <text:p text:style-name="Corps"/>
      <text:p text:style-name="Corps"><text:span text:style-name="T1">Les pré</text:span><text:span text:style-name="T3">sentes </text:span><text:span text:style-name="T1">« conditions gé</text:span>n<text:span text:style-name="T1">érales d'utilisation </text:span><text:span text:style-name="T4">» </text:span><text:span text:style-name="T1">ont pour objet l'encadrement juridique de l’utilisation du </text:span><text:span text:style-name="T2">service BaBot</text:span><text:span text:style-name="T1"> </text:span><text:span text:style-name="T2">disponible sur Discord</text:span><text:span text:style-name="T1">.</text:span></text:p>
      <text:p text:style-name="Corps"/>
      <text:p text:style-name="P1">Ce contrat est conclu entre :</text:p>
      <text:p text:style-name="Corps"/>
      <text:p text:style-name="P1">Le gérant du <text:span text:style-name="T8">service</text:span>, ci-après désigné « l’Éditeur »,</text:p>
      <text:p text:style-name="Corps"/>
      <text:p text:style-name="P1">Toute personne physique ou morale souhaitant accéder au <text:span text:style-name="T8">service</text:span>, ci-après appelé « l’Utilisateur ».</text:p>
      <text:p text:style-name="Corps"/>
      <text:p text:style-name="Corps"><text:span text:style-name="T1">Les conditions gé</text:span>n<text:span text:style-name="T1">érales d'utilisation doivent ê</text:span>tre accept<text:span text:style-name="T1">ées par tout Utilisateur, et son accès au </text:span><text:span text:style-name="T2">service</text:span><text:span text:style-name="T1"> vaut acceptation de ces conditions.</text:span></text:p>
      <text:p text:style-name="Corps"/>
      <text:p text:style-name="Corps"/>
      <text:p text:style-name="P3">ARTICLE 2 : Mentions légales</text:p>
      <text:p text:style-name="P2"/>
      <text:p text:style-name="Corps"/>
      <text:p text:style-name="Corps"><text:span text:style-name="T1">Le </text:span><text:span text:style-name="T2">service BaBot</text:span><text:span text:style-name="T1"> est é</text:span>dit<text:span text:style-name="T1">é </text:span>par <text:span text:style-name="T1">:</text:span></text:p>
      <text:list xml:id="list2983768946" text:style-name="L1">
        <text:list-item>
          <text:p text:style-name="P8">Rémi Bonnard</text:p>
        </text:list-item>
        <text:list-item>
          <text:p text:style-name="P5">domicilié au 7 triège des sapins 76000 Rouen</text:p>
        </text:list-item>
        <text:list-item>
          <text:p text:style-name="P5">joignable à l'adresse contact@theireply.fr.</text:p>
        </text:list-item>
      </text:list>
      <text:p text:style-name="Corps"/>
      <text:p text:style-name="Corps"/>
      <text:p text:style-name="Subtitle"><text:span text:style-name="T5">ARTICLE </text:span><text:span text:style-name="T1">3 : accès aux services</text:span></text:p>
      <text:p text:style-name="Corps"/>
      <text:p text:style-name="P1">L’Utilisateur du <text:span text:style-name="T8">service BaBot</text:span> a accès aux services suivants :</text:p>
      <text:list xml:id="list3580564347" text:style-name="WWNum2">
        <text:list-item>
          <text:p text:style-name="P9">Écouter de la musique</text:p>
        </text:list-item>
        <text:list-item>
          <text:p text:style-name="P9">Diffuser des sons dans des salons vocaux</text:p>
        </text:list-item>
        <text:list-item>
          <text:p text:style-name="P7"><text:span text:style-name="T8">Accéder à un historique des statuts personnalisés qu’il a postés</text:span></text:p>
        </text:list-item>
      </text:list>
      <text:p text:style-name="Corps"/>
      <text:p text:style-name="P1">Tout Utilisateur ayant accès a internet <text:span text:style-name="T8">et possédant un compte Discord</text:span> peut accéder gratuitement <text:span text:style-name="T8">au service</text:span>. Les frais supportés par l’Utilisateur pour y accéder (connexion internet, matériel informatique, etc.) ne sont pas à la charge de l’Éditeur.</text:p>
      <text:p text:style-name="Corps"/>
      <text:p text:style-name="P1">Le site et ses différents services peuvent être interrompus ou suspendus par l’Éditeur, notamment à l’occasion d’une maintenance, sans obligation de préavis ou de justification.</text:p>
      <text:p text:style-name="Corps"/>
      <text:p text:style-name="Corps"/>
      <text:p text:style-name="Subtitle"><text:span text:style-name="T5">ARTICLE </text:span><text:span text:style-name="T1">4 : Responsabilité de l’Utilisateur</text:span></text:p>
      <text:p text:style-name="Corps"/>
      <text:p text:style-name="P1">L’Utilisateur assume l’entière responsabilité de l’utilisation qu’il fait des informations et contenus présents sur le <text:span text:style-name="T8">service BaBot</text:span>.</text:p>
      <text:p text:style-name="Corps"><text:soft-page-break/></text:p>
      <text:p text:style-name="Corps"><text:span text:style-name="T1">Tout usage du service par l'Utilisateur ayant directement ou indirectement pour conséquence des dommages doit faire l'objet d'une indemnisation au profit du </text:span><text:span text:style-name="T2">service</text:span><text:span text:style-name="T1">.</text:span></text:p>
      <text:p text:style-name="Corps"/>
      <text:p text:style-name="Corps"/>
      <text:p text:style-name="P3">ARTICLE 5 : Responsabilité de l’Éditeur</text:p>
      <text:p text:style-name="Corps"/>
      <text:p text:style-name="P1">Tout dysfonctionnement du serveur ou du réseau ne peut engager la responsabilité de l’Éditeur.</text:p>
      <text:p text:style-name="Corps"/>
      <text:p text:style-name="Corps"><text:span text:style-name="T1">De même, l</text:span><text:span text:style-name="T3">a responsabilit</text:span><text:span text:style-name="T1">é du </text:span><text:span text:style-name="T2">service</text:span><text:span text:style-name="T1"> ne peut être engagée en cas de force majeure ou du fait imprévisible et insurmontable d'un tiers.</text:span></text:p>
      <text:p text:style-name="Corps"/>
      <text:p text:style-name="Corps"><text:span text:style-name="T1">L</text:span><text:span text:style-name="T6">e </text:span><text:span text:style-name="T7">service BaBot</text:span><text:span text:style-name="T1"> s'engage à mettre en œuvre tous les moyens nécessaires pour</text:span><text:span text:style-name="T4"> garantir</text:span><text:span text:style-name="T1"> </text:span><text:span text:style-name="T4">la s</text:span><text:span text:style-name="T1">é</text:span>curit<text:span text:style-name="T1">é et la confidentialité des donné</text:span><text:span text:style-name="T3">es.</text:span><text:span text:style-name="T1"> Toutefois, il n’apporte pas une garantie de sécurité totale.</text:span></text:p>
      <text:p text:style-name="Corps"/>
      <text:p text:style-name="P1">L’Éditeur se réserve la faculté d’une non-garantie de la fiabilité des sources, bien que les informations diffusées su<text:span text:style-name="T8">r le service</text:span> soient réputées fiables.</text:p>
      <text:p text:style-name="Corps"/>
      <text:p text:style-name="Subtitle"><text:span text:style-name="T5">ARTICLE </text:span><text:span text:style-name="T1">6 : Proprié</text:span>t<text:span text:style-name="T1">é intellectuelle</text:span></text:p>
      <text:p text:style-name="Corps"/>
      <text:p text:style-name="Corps"><text:span text:style-name="T1">Les contenus du </text:span><text:span text:style-name="T2">service BaBot</text:span><text:span text:style-name="T1"> (logos, textes, éléments graphiques, vidéos, etc.)</text:span> <text:span text:style-name="T1">son protégés par le droit d’auteur, en vertu du Code de la proprié</text:span>t<text:span text:style-name="T1">é intellectuelle.</text:span></text:p>
      <text:p text:style-name="Corps"/>
      <text:p text:style-name="P1">L’Utilisateur devra obtenir l’autorisation de l’éditeur du <text:span text:style-name="T8">service</text:span> avant toute reproduction, copie ou publication de ces différents contenus.</text:p>
      <text:p text:style-name="Corps"/>
      <text:p text:style-name="P1">Ces derniers peuvent être utilisés par les utilisateurs à des fins privées ; tout usage commercial est interdit.</text:p>
      <text:p text:style-name="Corps"/>
      <text:p text:style-name="P1">L’Utilisateur est entièrement responsable de tout contenu qu’il met en ligne et il s’engage à ne pas porter atteinte à un tiers.</text:p>
      <text:p text:style-name="Corps"/>
      <text:p text:style-name="P1">L’Éditeur du site se réserve le droit de modérer ou de supprimer librement et à tout moment les contenus mis en ligne par les utilisateurs, et ce sans justification.</text:p>
      <text:p text:style-name="Corps"/>
      <text:p text:style-name="Corps"/>
      <text:p text:style-name="Subtitle"><text:span text:style-name="T5">ARTICLE </text:span><text:span text:style-name="T1">7 : Données personnelles</text:span></text:p>
      <text:p text:style-name="Corps"/>
      <text:p text:style-name="Corps"><text:span text:style-name="T2">BaBot</text:span><text:span text:style-name="T1"> garantie le respect de la vie privée de l’utilisateur, conformément à la loi </text:span>n<text:span text:style-name="T4">°</text:span><text:span text:style-name="T1">78-17 du 6 janvier 1978 relative à l'informatique, aux fichiers et aux liberté</text:span>s<text:span text:style-name="T1">.</text:span></text:p>
      <text:p text:style-name="Corps"/>
      <text:p text:style-name="P1">En vertu des articles 39 et 40 de la loi en date du 6 janvier 1978, l'Utilisateur dispose d'un droit d'accès, de rectification, de suppression et d'opposition de ses données personnelles. L'Utilisateur exerce ce droit via :</text:p>
      <text:p text:style-name="Corps"/>
      <text:list xml:id="list22922133241764" text:continue-numbering="true" text:style-name="WWNum2">
        <text:list-item>
          <text:p text:style-name="P6">Un formulaire de contact ;</text:p>
        </text:list-item>
        <text:list-item>
          <text:p text:style-name="P10"><text:span text:style-name="T1">P</text:span><text:span text:style-name="T3">ar mail </text:span><text:span text:style-name="T1">à </text:span><text:a xlink:type="simple" xlink:href="mailto:contact@theireply.fr" text:style-name="Internet_20_link" text:visited-style-name="Visited_20_Internet_20_Link">contact@theireply.fr</text:a><text:span text:style-name="T1">.</text:span></text:p>
        </text:list-item>
      </text:list>
      <text:p text:style-name="Corps"/>
      <text:p text:style-name="Corps"/>
      <text:p text:style-name="P3">ARTICLE 8 : Liens hypertextes</text:p>
      <text:p text:style-name="Corps"/>
      <text:p text:style-name="Corps"><text:soft-page-break/><text:span text:style-name="T1">Les domaines vers lesquels mènent les liens hypertextes présents sur le site</text:span> <text:span text:style-name="T1">n’engagent pas la responsabilité de l’Éditeur de </text:span><text:span text:style-name="T2">BaBot</text:span><text:span text:style-name="T1">, qui n’a pas de contrôle sur ces liens.</text:span></text:p>
      <text:p text:style-name="Corps"/>
      <text:p text:style-name="Corps"/>
      <text:p text:style-name="P3">ARTICLE 9 : Évolution des conditions générales d’utilisation</text:p>
      <text:p text:style-name="Corps"/>
      <text:p text:style-name="Corps"><text:span text:style-name="T1">Le s</text:span><text:span text:style-name="T2">ervice BaBot</text:span><text:span text:style-name="T1"> </text:span>se r<text:span text:style-name="T1">é</text:span><text:span text:style-name="T6">serve </text:span><text:span text:style-name="T1">le droit de modifier les clauses de ces conditions générales d’utilisation à tout moment et sans justification.</text:span></text:p>
      <text:p text:style-name="Corps"/>
      <text:p text:style-name="Corps"/>
      <text:p text:style-name="Subtitle"><text:span text:style-name="T1">ARTICLE 10 : Duré</text:span>e<text:span text:style-name="T1"> du contrat</text:span></text:p>
      <text:p text:style-name="Corps"/>
      <text:p text:style-name="Corps"><text:span text:style-name="T4">La dur</text:span><text:span text:style-name="T1">ée du présent contrat est indé</text:span>termin<text:span text:style-name="T1">ée. Le contrat produit ses effets à </text:span>l'<text:span text:style-name="T1">égard de l'Utilisateur à compter du début de l’utilisation du service.</text:span></text:p>
      <text:p text:style-name="Corps"/>
      <text:p text:style-name="Corps"/>
      <text:p text:style-name="Subtitle"><text:span text:style-name="T1">ARTICLE 11 : Droit applicable et juridiction compé</text:span><text:span text:style-name="T4">tente</text:span></text:p>
      <text:p text:style-name="Corps"/>
      <text:p text:style-name="P1">Le présent contrat dépend de la législation française. </text:p>
      <text:p text:style-name="P1">En cas de litige non résolu à l’amiable entre l’Utilisateur et l’Éditeur, les tribunaux de Rouen sont compétents pour régler le contentieux.</text:p>
      <text:p text:style-name="Corps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loext:opacity="10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loext:opacity="10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30pt" fo:letter-spacing="normal" fo:language="fr" fo:country="FR" fo:font-style="normal" style:text-underline-style="none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Corps" style:family="paragraph" style:default-outline-level="" style:list-style-name="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fr" fo:country="FR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Subtitle" style:family="paragraph" style:parent-style-name="Heading" style:next-style-name="Text_20_body" style:default-outline-level="" style:list-style-name="" style:class="chapter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0pt" fo:letter-spacing="normal" fo:language="fr" fo:country="FR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loext:num-list-format="%2%•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loext:num-list-format="%3%•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loext:num-list-format="%4%•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loext:num-list-format="%5%•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loext:num-list-format="%6%•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loext:num-list-format="%7%•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loext:num-list-format="%8%•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loext:num-list-format="%9%•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•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" loext:num-list-format="%2%•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" loext:num-list-format="%3%•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" loext:num-list-format="%4%•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" loext:num-list-format="%5%•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" loext:num-list-format="%6%•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" loext:num-list-format="%7%•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" loext:num-list-format="%8%•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" loext:num-list-format="%9%•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2T02:29:20.132981523</dc:date>
    <meta:editing-duration>PT5H33M55S</meta:editing-duration>
    <meta:editing-cycles>2</meta:editing-cycles>
    <meta:document-statistic meta:table-count="0" meta:image-count="0" meta:object-count="0" meta:page-count="3" meta:paragraph-count="47" meta:word-count="680" meta:character-count="4361" meta:non-whitespace-character-count="3735"/>
  </office:meta>
</office:document-meta>
</file>